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CA30EF5B7096D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35cm, 4.214cm, 5.943cm, 2.7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07cm, 4.214cm, 1.398cm, 2.77cm)" draw:image-opacity="100%" style:mirror="non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1cm" svg:stroke-color="#ff420e" draw:marker-start-width="0.355cm" draw:marker-end-width="0.355cm" draw:fill-color="#ffffff" draw:opacity="0%" draw:textarea-horizontal-align="justify" draw:textarea-vertical-align="middle" draw:auto-grow-height="false" fo:min-height="0.512cm" fo:min-width="0.516cm" fo:padding-top="0.15cm" fo:padding-bottom="0.15cm" fo:padding-left="0.275cm" fo:padding-right="0.275cm" draw:shadow-opacity="0%"/>
    </style:style>
    <style:style style:name="gr7" style:family="graphic" style:parent-style-name="standard">
      <style:graphic-properties svg:stroke-width="0.051cm" svg:stroke-color="#ff420e" draw:marker-start-width="0.355cm" draw:marker-end-width="0.355cm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398cm" svg:height="2.442cm" svg:x="11.287cm" svg:y="3.667cm">
          <draw:image xlink:href="Pictures/1000020100000280000001E02CA30EF5B7096DD2.png" xlink:type="simple" xlink:show="embed" xlink:actuate="onLoad">
            <text:p/>
          </draw:image>
        </draw:frame>
        <draw:frame draw:style-name="gr2" draw:text-style-name="P1" draw:layer="layout" svg:width="10.033cm" svg:height="2.467cm" svg:x="1cm" svg:y="3.667cm">
          <draw:image xlink:href="Pictures/1000020100000280000001E02CA30EF5B7096DD2.png" xlink:type="simple" xlink:show="embed" xlink:actuate="onLoad">
            <text:p/>
          </draw:image>
        </draw:frame>
        <draw:line draw:style-name="gr3" draw:text-style-name="P1" draw:layer="layout" svg:x1="3.413cm" svg:y1="7.096cm" svg:x2="3.413cm" svg:y2="5.445cm">
          <text:p/>
        </draw:line>
        <draw:line draw:style-name="gr4" draw:text-style-name="P1" xml:id="id1" draw:id="id1" draw:layer="layout" svg:x1="3.413cm" svg:y1="7.097cm" svg:x2="3.413cm" svg:y2="5.446cm">
          <text:p/>
        </draw:line>
        <draw:line draw:style-name="gr5" draw:text-style-name="P1" xml:id="id2" draw:id="id2" draw:layer="layout" svg:x1="14.716cm" svg:y1="7.096cm" svg:x2="14.716cm" svg:y2="5.318cm">
          <text:p/>
        </draw:line>
        <draw:custom-shape draw:style-name="gr6" draw:text-style-name="P2" draw:layer="layout" svg:width="1.016cm" svg:height="0.762cm" svg:x="14.208cm" svg:y="4.556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3.413cm" svg:y1="7.097cm" svg:x2="14.716cm" svg:y2="7.096cm" draw:start-shape="id1" draw:start-glue-point="2" draw:end-shape="id2" draw:end-glue-point="2" svg:d="M3413 7097h5652v-1h5651" svg:viewBox="0 0 1130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15:12.937429017</meta:creation-date>
    <dc:date>2017-11-08T15:56:46.236106997</dc:date>
    <meta:editing-duration>PT6M23S</meta:editing-duration>
    <meta:editing-cycles>2</meta:editing-cycles>
    <meta:generator>LibreOffice/5.1.6.2$Linux_X86_64 LibreOffice_project/10m0$Build-2</meta:generator>
    <meta:document-statistic meta:object-count="7"/>
  </office:meta>
</office:document-meta>
</file>